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text-properties fo:font-family="Purisa" style:font-pitch="variable" fo:font-size="10pt" style:font-size-asian="10pt" style:font-size-complex="10pt"/>
    </style:style>
    <style:style style:name="T1" style:family="text">
      <style:text-properties fo:font-family="Purisa" style:font-pitch="variable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family="Purisa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5cm" svg:height="6.5cm" svg:x="0.1cm" svg:y="0.0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cm" svg:height="1cm" svg:x="0cm" svg:y="0.1cm">
          <draw:text-box>
            <text:p><text:span text:style-name="T1">Confirmações:</text:span></text:p>
          </draw:text-box>
        </draw:frame>
        <draw:frame draw:style-name="gr2" draw:text-style-name="P3" draw:layer="layout" svg:width="8.5cm" svg:height="1cm" svg:x="0.5cm" svg:y="1.7cm">
          <draw:text-box>
            <text:p><text:span text:style-name="T2">Abrir um arquivo com 20MB.</text:span></text:p>
          </draw:text-box>
        </draw:frame>
        <draw:frame draw:style-name="gr2" draw:text-style-name="P3" draw:layer="layout" svg:width="8.5cm" svg:height="1cm" svg:x="0.5cm" svg:y="3cm">
          <draw:text-box>
            <text:p><text:span text:style-name="T2">Abrir um arquivo binário.</text:span></text:p>
          </draw:text-box>
        </draw:frame>
        <draw:frame draw:style-name="gr2" draw:text-style-name="P3" draw:layer="layout" svg:width="8.5cm" svg:height="1.385cm" svg:x="0.5cm" svg:y="4.115cm">
          <draw:text-box>
            <text:p><text:span text:style-name="T2">Abrir um arquivo com tamanho de linha maior que a largura do edito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7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Gomes</meta:initial-creator>
    <meta:creation-date>2011-09-07T22:13:18</meta:creation-date>
    <dc:date>2011-09-08T15:33:08</dc:date>
    <dc:creator>Thiago Gomes</dc:creator>
    <meta:editing-duration>PT00H21M34S</meta:editing-duration>
    <meta:editing-cycles>4</meta:editing-cycles>
    <meta:generator>OpenOffice.org/3.2$Linux OpenOffice.org_project/320m19$Build-9505</meta:generator>
    <meta:document-statistic meta:object-count="5"/>
  </office:meta>
</office:document-meta>
</file>